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11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2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2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2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2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59cm" svg:stroke-color="#eeeee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width="0.159cm" svg:stroke-color="#eeeeee" draw:marker-start-width="0.438cm" draw:marker-end-width="0.438cm" draw:fill-color="#000000" draw:textarea-vertical-align="middle" fo:padding-top="0.204cm" fo:padding-bottom="0.204cm" fo:padding-left="0.329cm" fo:padding-right="0.329cm"/>
    </style:style>
    <style:style style:name="gr30" style:family="graphic" style:parent-style-name="objectwithoutfill">
      <style:graphic-properties svg:stroke-width="0.159cm" svg:stroke-color="#eeeeee" draw:marker-start-width="0.438cm" draw:marker-end-width="0.438cm" draw:stroke-linejoin="miter" svg:stroke-linecap="round" draw:fill="none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svg:stroke-width="0.159cm" svg:stroke-color="#eeeeee" draw:marker-start-width="0.438cm" draw:marker-end-width="0.438cm" draw:fill="none" loext:fill-use-slide-background="false" draw:textarea-horizontal-align="justify" draw:textarea-vertical-align="middle" draw:auto-grow-height="false" fo:min-height="1.872cm" fo:min-width="1.622cm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eeeeee" draw:marker-start-width="0.438cm" draw:marker-end-width="0.4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eeeeee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svg:stroke-width="0.018cm" svg:stroke-color="#eeeeee" draw:marker-start-width="0.227cm" draw:marker-end-width="0.227cm" draw:fill="none" loext:fill-use-slide-background="false" draw:textarea-horizontal-align="justify" draw:textarea-vertical-align="middle" draw:auto-grow-height="false" fo:min-height="1.714cm" fo:min-width="1.464cm" fo:padding-top="0.134cm" fo:padding-bottom="0.134cm" fo:padding-left="0.259cm" fo:padding-right="0.259cm" draw:shadow="hidden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131313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style:style style:name="P9" style:family="paragraph">
      <loext:graphic-properties draw:fill-color="#00ff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2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.75cm" svg:y="5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1cm" svg:y="2.6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1cm" svg:y="3.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1cm 3.89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2.25cm" svg:y="4.94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1cm" svg:y="0.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3.5cm" svg:y="3.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1cm" svg:y1="2.5cm" svg:x2="1cm" svg:y2="5.5cm">
            <text:p/>
          </draw:line>
          <draw:line draw:style-name="gr7" draw:text-style-name="P4" draw:layer="layout" svg:x1="5cm" svg:y1="7cm" svg:x2="2.5cm" svg:y2="7cm">
            <text:p/>
          </draw:line>
          <draw:line draw:style-name="gr7" draw:text-style-name="P4" draw:layer="layout" svg:x1="6.079cm" svg:y1="4.459cm" svg:x2="3.566cm" svg:y2="1.444cm">
            <text:p/>
          </draw:line>
          <draw:path draw:style-name="gr8" draw:text-style-name="P4" draw:layer="layout" svg:width="1.499cm" svg:height="1.499cm" draw:transform="rotate (-3.14159265358979) translate (2.5cm 7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1cm 2.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6.5cm 5.5cm)" svg:viewBox="0 0 1500 1500" svg:d="M0 0c1500 0 1500 1500 1500 1500">
            <text:p/>
          </draw:path>
          <draw:path draw:style-name="gr8" draw:text-style-name="P4" draw:layer="layout" svg:width="1.06cm" svg:height="0.438cm" svg:x="2.5cm" svg:y="1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6.0597637380381cm 4.43968360301372cm)" svg:viewBox="0 0 1061 439" svg:d="M0 0c678 0 1061 439 1061 439">
            <text:p/>
          </draw:path>
        </draw:g>
        <draw:custom-shape draw:style-name="gr9" draw:text-style-name="P1" draw:layer="layout" svg:width="0.5cm" svg:height="0.5cm" svg:x="22.5cm" svg:y="10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cm" svg:height="6cm" svg:x="21.7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cm" svg:height="2cm" svg:x="21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22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22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001cm" svg:height="1.001cm" svg:x="22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22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1.75cm" svg:y1="7.75cm" svg:x2="23.75cm" svg:y2="7.75cm">
          <text:p/>
        </draw:line>
        <draw:line draw:style-name="gr15" draw:text-style-name="P4" draw:layer="layout" svg:x1="21.75cm" svg:y1="6.25cm" svg:x2="23.75cm" svg:y2="6.25cm">
          <text:p/>
        </draw:line>
        <draw:line draw:style-name="gr15" draw:text-style-name="P4" draw:layer="layout" svg:x1="21.75cm" svg:y1="4.75cm" svg:x2="23.75cm" svg:y2="4.75cm">
          <text:p/>
        </draw:line>
        <draw:line draw:style-name="gr15" draw:text-style-name="P4" draw:layer="layout" svg:x1="21.75cm" svg:y1="3.25cm" svg:x2="23.75cm" svg:y2="3.25cm">
          <text:p/>
        </draw:line>
        <draw:path draw:style-name="gr16" draw:text-style-name="P4" draw:layer="layout" svg:width="0.999cm" svg:height="0.999cm" draw:transform="rotate (1.5707963267949) translate (21.75cm 9.5cm)" svg:viewBox="0 0 1000 1000" svg:d="M1000 0c-1000 0-1000 1000-1000 1000">
          <text:p/>
        </draw:path>
        <draw:path draw:style-name="gr16" draw:text-style-name="P4" draw:layer="layout" svg:width="0.999cm" svg:height="0.999cm" draw:transform="rotate (-3.14159265358979) translate (23.75cm 9.5cm)" svg:viewBox="0 0 1000 1000" svg:d="M1000 0c-1000 0-1000 1000-1000 1000">
          <text:p/>
        </draw:path>
        <draw:line draw:style-name="gr17" draw:text-style-name="P4" draw:layer="layout" svg:x1="22.25cm" svg:y1="3.5cm" svg:x2="23.25cm" svg:y2="4.5cm">
          <text:p/>
        </draw:line>
        <draw:line draw:style-name="gr17" draw:text-style-name="P4" draw:layer="layout" svg:x1="22.25cm" svg:y1="4.5cm" svg:x2="23.25cm" svg:y2="3.5cm">
          <text:p/>
        </draw:line>
        <draw:custom-shape draw:style-name="gr11" draw:text-style-name="P5" draw:layer="layout" svg:width="2cm" svg:height="2cm" svg:x="21.7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001cm" svg:height="1.001cm" svg:x="22.25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22.25cm" svg:y1="2cm" svg:x2="23.25cm" svg:y2="3cm">
          <text:p/>
        </draw:line>
        <draw:path draw:style-name="gr16" draw:text-style-name="P4" draw:layer="layout" svg:width="0.999cm" svg:height="0.999cm" draw:transform="rotate (1.5707963267949) translate (21.75cm 2.5cm)" svg:viewBox="0 0 1000 1000" svg:d="M0 0c1000 0 1000 1000 1000 1000">
          <text:p/>
        </draw:path>
        <draw:line draw:style-name="gr19" draw:text-style-name="P4" draw:layer="layout" svg:x1="22.25cm" svg:y1="3cm" svg:x2="23.25cm" svg:y2="2cm">
          <text:p/>
        </draw:line>
        <draw:line draw:style-name="gr15" draw:text-style-name="P4" draw:layer="layout" svg:x1="21.75cm" svg:y1="3.25cm" svg:x2="23.75cm" svg:y2="3.25cm">
          <text:p/>
        </draw:line>
        <draw:path draw:style-name="gr16" draw:text-style-name="P4" draw:layer="layout" svg:width="0.999cm" svg:height="0.999cm" svg:x="22.75cm" svg:y="1.5cm" svg:viewBox="0 0 1000 1000" svg:d="M0 0c1000 0 1000 1000 1000 1000">
          <text:p/>
        </draw:path>
        <draw:line draw:style-name="gr15" draw:text-style-name="P4" draw:layer="layout" svg:x1="21.75cm" svg:y1="2.5cm" svg:x2="21.75cm" svg:y2="8.5cm">
          <text:p/>
        </draw:line>
        <draw:line draw:style-name="gr15" draw:text-style-name="P4" draw:layer="layout" svg:x1="23.75cm" svg:y1="2.5cm" svg:x2="23.75cm" svg:y2="8.5cm">
          <text:p/>
        </draw:line>
        <draw:custom-shape draw:style-name="gr20" draw:text-style-name="P7" draw:layer="layout" svg:width="0.5cm" svg:height="0.5cm" svg:x="22.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cm" svg:height="1cm" svg:x="21.75cm" svg:y="9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5cm" svg:height="0.25cm" svg:x="22cm" svg:y="9.62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2.5cm" svg:y1="9.545cm" svg:x2="22.5cm" svg:y2="10.045cm">
          <text:p/>
        </draw:line>
        <draw:line draw:style-name="gr23" draw:text-style-name="P4" draw:layer="layout" svg:x1="23cm" svg:y1="9.529cm" svg:x2="23cm" svg:y2="10.029cm">
          <text:p/>
        </draw:line>
        <draw:custom-shape draw:style-name="gr9" draw:text-style-name="P1" draw:layer="layout" svg:width="0.5cm" svg:height="0.5cm" svg:x="22.5cm" svg:y="1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cm" svg:height="0.5cm" svg:x="22.25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cm" svg:height="0.962cm" svg:x="22.288cm" svg:y="9.771cm">
          <draw:text-box>
            <text:p text:style-name="P10"><text:span text:style-name="T1">A</text:span></text:p>
          </draw:text-box>
        </draw:frame>
        <draw:custom-shape draw:style-name="gr10" draw:text-style-name="P5" draw:layer="layout" svg:width="2cm" svg:height="6cm" svg:x="21.75cm" svg:y="2.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6.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cm" svg:height="2cm" svg:x="21.75cm" svg:y="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001cm" svg:height="1.001cm" svg:x="22.25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22.25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001cm" svg:height="1.001cm" svg:x="22.25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21.7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22.25cm" svg:y="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1.75cm" svg:y1="7.73cm" svg:x2="23.75cm" svg:y2="7.73cm">
          <text:p/>
        </draw:line>
        <draw:line draw:style-name="gr15" draw:text-style-name="P4" draw:layer="layout" svg:x1="21.75cm" svg:y1="6.23cm" svg:x2="23.75cm" svg:y2="6.23cm">
          <text:p/>
        </draw:line>
        <draw:line draw:style-name="gr15" draw:text-style-name="P4" draw:layer="layout" svg:x1="21.75cm" svg:y1="4.73cm" svg:x2="23.75cm" svg:y2="4.73cm">
          <text:p/>
        </draw:line>
        <draw:line draw:style-name="gr15" draw:text-style-name="P4" draw:layer="layout" svg:x1="21.75cm" svg:y1="3.23cm" svg:x2="23.75cm" svg:y2="3.23cm">
          <text:p/>
        </draw:line>
        <draw:path draw:style-name="gr16" draw:text-style-name="P4" draw:layer="layout" svg:width="0.999cm" svg:height="0.999cm" draw:transform="rotate (1.5707963267949) translate (21.75cm 9.48cm)" svg:viewBox="0 0 1000 1000" svg:d="M1000 0c-1000 0-1000 1000-1000 1000">
          <text:p/>
        </draw:path>
        <draw:path draw:style-name="gr16" draw:text-style-name="P4" draw:layer="layout" svg:width="0.999cm" svg:height="0.999cm" draw:transform="rotate (-3.14159265358979) translate (23.75cm 9.48cm)" svg:viewBox="0 0 1000 1000" svg:d="M1000 0c-1000 0-1000 1000-1000 1000">
          <text:p/>
        </draw:path>
        <draw:line draw:style-name="gr17" draw:text-style-name="P4" draw:layer="layout" svg:x1="22.25cm" svg:y1="3.48cm" svg:x2="23.25cm" svg:y2="4.48cm">
          <text:p/>
        </draw:line>
        <draw:line draw:style-name="gr17" draw:text-style-name="P4" draw:layer="layout" svg:x1="22.25cm" svg:y1="4.48cm" svg:x2="23.25cm" svg:y2="3.48cm">
          <text:p/>
        </draw:line>
        <draw:custom-shape draw:style-name="gr11" draw:text-style-name="P5" draw:layer="layout" svg:width="2cm" svg:height="2cm" svg:x="21.75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001cm" svg:height="1.001cm" svg:x="22.25cm" svg:y="1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22.25cm" svg:y1="1.98cm" svg:x2="23.25cm" svg:y2="2.98cm">
          <text:p/>
        </draw:line>
        <draw:path draw:style-name="gr16" draw:text-style-name="P4" draw:layer="layout" svg:width="0.999cm" svg:height="0.999cm" draw:transform="rotate (1.5707963267949) translate (21.75cm 2.48cm)" svg:viewBox="0 0 1000 1000" svg:d="M0 0c1000 0 1000 1000 1000 1000">
          <text:p/>
        </draw:path>
        <draw:line draw:style-name="gr19" draw:text-style-name="P4" draw:layer="layout" svg:x1="22.25cm" svg:y1="2.98cm" svg:x2="23.25cm" svg:y2="1.98cm">
          <text:p/>
        </draw:line>
        <draw:line draw:style-name="gr15" draw:text-style-name="P4" draw:layer="layout" svg:x1="21.75cm" svg:y1="3.23cm" svg:x2="23.75cm" svg:y2="3.23cm">
          <text:p/>
        </draw:line>
        <draw:path draw:style-name="gr16" draw:text-style-name="P4" draw:layer="layout" svg:width="0.999cm" svg:height="0.999cm" svg:x="22.75cm" svg:y="1.48cm" svg:viewBox="0 0 1000 1000" svg:d="M0 0c1000 0 1000 1000 1000 1000">
          <text:p/>
        </draw:path>
        <draw:line draw:style-name="gr15" draw:text-style-name="P4" draw:layer="layout" svg:x1="21.75cm" svg:y1="2.48cm" svg:x2="21.75cm" svg:y2="8.48cm">
          <text:p/>
        </draw:line>
        <draw:line draw:style-name="gr15" draw:text-style-name="P4" draw:layer="layout" svg:x1="23.75cm" svg:y1="2.48cm" svg:x2="23.75cm" svg:y2="8.48cm">
          <text:p/>
        </draw:line>
        <draw:custom-shape draw:style-name="gr20" draw:text-style-name="P7" draw:layer="layout" svg:width="0.5cm" svg:height="0.5cm" svg:x="22.5cm" svg:y="9.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9.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0.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1.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1.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22.5cm" svg:y="12.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0.5cm" svg:x="22.5cm" svg:y="12.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cm" svg:height="1cm" svg:x="21.75cm" svg:y="9.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5cm" svg:height="0.25cm" svg:x="22cm" svg:y="9.60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2.5cm" svg:y1="9.525cm" svg:x2="22.5cm" svg:y2="10.025cm">
          <text:p/>
        </draw:line>
        <draw:line draw:style-name="gr23" draw:text-style-name="P4" draw:layer="layout" svg:x1="23cm" svg:y1="9.509cm" svg:x2="23cm" svg:y2="10.009cm">
          <text:p/>
        </draw:line>
        <draw:custom-shape draw:style-name="gr9" draw:text-style-name="P1" draw:layer="layout" svg:width="0.5cm" svg:height="0.5cm" svg:x="22.5cm" svg:y="9.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cm" svg:height="0.5cm" svg:x="22.25cm" svg:y="9.98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cm" svg:height="0.962cm" svg:x="22.288cm" svg:y="9.751cm">
          <draw:text-box>
            <text:p text:style-name="P10"><text:span text:style-name="T1">A</text:span></text:p>
          </draw:text-box>
        </draw:frame>
        <draw:line draw:style-name="gr27" draw:text-style-name="P4" draw:layer="layout" svg:x1="22.25cm" svg:y1="7.945cm" svg:x2="23.25cm" svg:y2="8.945cm">
          <text:p/>
        </draw:line>
        <draw:line draw:style-name="gr27" draw:text-style-name="P4" draw:layer="layout" svg:x1="22.25cm" svg:y1="8.945cm" svg:x2="23.25cm" svg:y2="7.945cm">
          <text:p/>
        </draw:line>
        <draw:custom-shape draw:style-name="gr12" draw:text-style-name="P6" draw:layer="layout" svg:width="1.001cm" svg:height="1.001cm" svg:x="1.999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.999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.999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4.5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7.75cm" svg:y1="1.5cm" svg:x2="14cm" svg:y2="1.5cm">
          <text:p/>
        </draw:line>
        <draw:path draw:style-name="gr29" draw:text-style-name="P2" draw:layer="layout" svg:width="0.999cm" svg:height="0.999cm" draw:transform="rotate (-3.14159265358979) translate (17.7499842353537cm 3.50001576464629cm)" svg:viewBox="0 0 1000 1000" svg:d="M1000 1000c-1000 0-1000-1000-1000-1000z">
          <text:p/>
        </draw:path>
        <draw:path draw:style-name="gr30" draw:text-style-name="P4" draw:layer="layout" svg:width="0.999cm" svg:height="0.999cm" svg:x="16.75cm" svg:y="2.5cm" svg:viewBox="0 0 1000 1000" svg:d="M0 0c1000 0 1000 1000 1000 1000">
          <text:p/>
        </draw:path>
        <draw:custom-shape draw:style-name="gr11" draw:text-style-name="P5" draw:layer="layout" svg:width="2cm" svg:height="2cm" svg:x="1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3cm" svg:height="3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4" draw:layer="layout" svg:width="0.889cm" svg:height="0.266cm" svg:x="4.749cm" svg:y="24.232cm" svg:viewBox="0 0 890 267" draw:points="890,0 750,79 610,141 475,188 348,221 234,244 64,264 0,267">
          <text:p/>
        </draw:polyline>
        <draw:path draw:style-name="gr32" draw:text-style-name="P4" draw:layer="layout" svg:width="0.889cm" svg:height="0.266cm" svg:x="7.249cm" svg:y="23.499cm" svg:viewBox="0 0 890 267" svg:d="M890 0c-47 26-93 53-140 79-47 21-93 42-140 62-45 16-90 31-135 47-43 11-85 22-127 33-38 8-76 15-114 23-56 6-113 13-170 20-21 1-43 2-64 3">
          <text:p/>
        </draw:path>
        <draw:path draw:style-name="gr32" draw:text-style-name="P4" draw:layer="layout" svg:width="0.889cm" svg:height="0.266cm" svg:x="7.249cm" svg:y="21.499cm" svg:viewBox="0 0 890 267" svg:d="M890 0c-47 26-93 53-140 79-47 21-93 42-140 62-45 16-90 31-135 47-43 11-85 22-127 33-38 8-76 15-114 23-56 6-113 13-170 20-21 1-43 2-64 3">
          <text:p/>
        </draw:path>
        <draw:path draw:style-name="gr33" draw:text-style-name="P4" draw:layer="layout" svg:width="1.499cm" svg:height="1.499cm" svg:x="10.249cm" svg:y="21.499cm" svg:viewBox="0 0 1500 1500" svg:d="M0 0c1500 0 1500 1500 1500 1500">
          <text:p/>
        </draw:path>
        <draw:line draw:style-name="gr34" draw:text-style-name="P4" draw:layer="layout" svg:x1="11.749cm" svg:y1="21.499cm" svg:x2="9.749cm" svg:y2="23.499cm">
          <text:p/>
        </draw:line>
        <draw:path draw:style-name="gr35" draw:text-style-name="P4" draw:layer="layout" svg:width="3cm" svg:height="3cm" svg:x="11.749cm" svg:y="24.499cm" svg:viewBox="0 0 3001 3001" svg:d="M3001 1501c0 263-69 522-201 750s-321 417-549 549-487 201-750 201c-264 0-523-69-751-201s-417-321-549-549-201-487-201-750c0-264 69-523 201-751s321-417 549-549 487-201 751-201c263 0 522 69 750 201s417 321 549 549 201 487 201 751z">
          <draw:glue-point draw:id="4" svg:x="1.5cm" svg:y="0cm" draw:align="top-left"/>
          <draw:glue-point draw:id="5" svg:x="0.439cm" svg:y="0.439cm" draw:align="top-left"/>
          <draw:glue-point draw:id="6" svg:x="0cm" svg:y="1.5cm" draw:align="top-left"/>
          <draw:glue-point draw:id="7" svg:x="0.439cm" svg:y="2.561cm" draw:align="top-left"/>
          <draw:glue-point draw:id="8" svg:x="1.5cm" svg:y="3.001cm" draw:align="top-left"/>
          <draw:glue-point draw:id="9" svg:x="2.561cm" svg:y="2.561cm" draw:align="top-left"/>
          <draw:glue-point draw:id="10" svg:x="3.001cm" svg:y="1.5cm" draw:align="top-left"/>
          <draw:glue-point draw:id="11" svg:x="2.561cm" svg:y="0.439cm" draw:align="top-left"/>
          <text:p/>
        </draw:path>
        <draw:line draw:style-name="gr34" draw:text-style-name="P4" draw:layer="layout" svg:x1="11.749cm" svg:y1="25.999cm" svg:x2="14.749cm" svg:y2="25.999cm">
          <text:p/>
        </draw:line>
        <draw:line draw:style-name="gr34" draw:text-style-name="P4" draw:layer="layout" svg:x1="13.249cm" svg:y1="24.499cm" svg:x2="13.249cm" svg:y2="27.499cm">
          <text:p/>
        </draw:line>
        <draw:line draw:style-name="gr34" draw:text-style-name="P4" draw:layer="layout" svg:x1="11.749cm" svg:y1="24.499cm" svg:x2="14.749cm" svg:y2="27.499cm">
          <text:p/>
        </draw:line>
        <draw:line draw:style-name="gr34" draw:text-style-name="P4" draw:layer="layout" svg:x1="11.749cm" svg:y1="27.499cm" svg:x2="14.749cm" svg:y2="24.499cm">
          <text:p/>
        </draw:line>
        <draw:line draw:style-name="gr34" draw:text-style-name="P4" draw:layer="layout" svg:x1="11.749cm" svg:y1="24.499cm" svg:x2="11.749cm" svg:y2="25.999cm">
          <text:p/>
        </draw:line>
        <draw:line draw:style-name="gr34" draw:text-style-name="P4" draw:layer="layout" svg:x1="13.249cm" svg:y1="25.999cm" svg:x2="11.749cm" svg:y2="25.749cm">
          <text:p/>
        </draw:line>
        <draw:line draw:style-name="gr34" draw:text-style-name="P4" draw:layer="layout" svg:x1="13.249cm" svg:y1="25.999cm" svg:x2="11.749cm" svg:y2="25.499cm">
          <text:p/>
        </draw:line>
        <draw:line draw:style-name="gr34" draw:text-style-name="P4" draw:layer="layout" svg:x1="13.249cm" svg:y1="25.999cm" svg:x2="11.749cm" svg:y2="25.249cm">
          <text:p/>
        </draw:line>
        <draw:line draw:style-name="gr34" draw:text-style-name="P4" draw:layer="layout" svg:x1="13.249cm" svg:y1="25.999cm" svg:x2="11.749cm" svg:y2="24.999cm">
          <text:p/>
        </draw:line>
        <draw:line draw:style-name="gr34" draw:text-style-name="P4" draw:layer="layout" svg:x1="13.249cm" svg:y1="25.999cm" svg:x2="11.749cm" svg:y2="24.749cm">
          <text:p/>
        </draw:line>
        <draw:path draw:style-name="gr34" draw:text-style-name="P4" draw:layer="layout" svg:width="1.06cm" svg:height="0.438cm" draw:transform="rotate (1.5694000633933) translate (11.75cm 26cm)" svg:viewBox="0 0 1061 439" svg:d="M0 0c678 0 1061 439 1061 439">
          <text:p/>
        </draw:path>
        <draw:path draw:style-name="gr34" draw:text-style-name="P4" draw:layer="layout" svg:width="1.06cm" svg:height="0.438cm" draw:transform="rotate (1.5694000633933) translate (19cm 2.75cm)" svg:viewBox="0 0 1061 439" svg:d="M0 0c678 0 1061 439 1061 439">
          <text:p/>
        </draw:path>
        <draw:custom-shape draw:style-name="gr11" draw:text-style-name="P5" draw:layer="layout" svg:width="2cm" svg:height="2cm" svg:x="15.56cm" svg:y="18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6.059cm" svg:y="19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15.56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6.059cm" svg:y="2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15.56cm" svg:y="2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6.059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cm" svg:height="2cm" svg:x="18.56cm" svg:y="2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001cm" svg:height="1.001cm" svg:x="19.059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5.06cm" svg:y1="19.56cm" svg:x2="15.06cm" svg:y2="22.56cm">
          <text:p/>
        </draw:line>
        <draw:line draw:style-name="gr28" draw:text-style-name="P4" draw:layer="layout" svg:x1="19.56cm" svg:y1="24.06cm" svg:x2="16.56cm" svg:y2="24.06cm">
          <text:p/>
        </draw:line>
        <draw:line draw:style-name="gr28" draw:text-style-name="P4" draw:layer="layout" svg:x1="18.31cm" svg:y1="17.56cm" svg:x2="14.56cm" svg:y2="17.56cm">
          <text:p/>
        </draw:line>
        <draw:path draw:style-name="gr29" draw:text-style-name="P2" draw:layer="layout" svg:width="0.999cm" svg:height="0.999cm" draw:transform="rotate (-3.14159265358979) translate (20.0599842353537cm 19.3100157646463cm)" svg:viewBox="0 0 1000 1000" svg:d="M1000 1000c-1000 0-1000-1000-1000-1000z">
          <text:p/>
        </draw:path>
        <draw:path draw:style-name="gr30" draw:text-style-name="P4" draw:layer="layout" svg:width="0.999cm" svg:height="0.999cm" svg:x="19.06cm" svg:y="18.31cm" svg:viewBox="0 0 1000 1000" svg:d="M0 0c1000 0 1000 1000 1000 1000">
          <text:p/>
        </draw:path>
        <draw:line draw:style-name="gr28" draw:text-style-name="P4" draw:layer="layout" svg:x1="20.625cm" svg:y1="21.506cm" svg:x2="17.626cm" svg:y2="18.504cm">
          <text:p/>
        </draw:line>
        <draw:path draw:style-name="gr33" draw:text-style-name="P4" draw:layer="layout" svg:width="1.499cm" svg:height="1.499cm" draw:transform="rotate (-3.14159265358979) translate (16.56cm 24.06cm)" svg:viewBox="0 0 1500 1500" svg:d="M0 0c1500 0 1500 1500 1500 1500">
          <text:p/>
        </draw:path>
        <draw:path draw:style-name="gr33" draw:text-style-name="P4" draw:layer="layout" svg:width="1.499cm" svg:height="1.499cm" draw:transform="rotate (1.5707963267949) translate (15.06cm 19.56cm)" svg:viewBox="0 0 1500 1500" svg:d="M0 0c1500 0 1500 1500 1500 1500">
          <text:p/>
        </draw:path>
        <draw:path draw:style-name="gr33" draw:text-style-name="P4" draw:layer="layout" svg:width="1.499cm" svg:height="1.499cm" draw:transform="rotate (-1.5707963267949) translate (21.06cm 22.56cm)" svg:viewBox="0 0 1500 1500" svg:d="M0 0c1500 0 1500 1500 1500 1500">
          <text:p/>
        </draw:path>
        <draw:path draw:style-name="gr33" draw:text-style-name="P4" draw:layer="layout" svg:width="1.499cm" svg:height="1.499cm" draw:transform="rotate (-1.5707963267949) translate (21.06cm 22.56cm)" svg:viewBox="0 0 1500 1500" svg:d="M0 0c1500 0 1500 1500 1500 1500">
          <text:p/>
        </draw:path>
        <draw:path draw:style-name="gr33" draw:text-style-name="P4" draw:layer="layout" svg:width="1.06cm" svg:height="0.438cm" svg:x="16.56cm" svg:y="18.06cm" svg:viewBox="0 0 1061 439" svg:d="M0 0c678 0 1061 439 1061 439">
          <text:p/>
        </draw:path>
        <draw:path draw:style-name="gr34" draw:text-style-name="P4" draw:layer="layout" svg:width="1.06cm" svg:height="0.438cm" draw:transform="rotate (1.5694000633933) translate (21.31cm 18.56cm)" svg:viewBox="0 0 1061 439" svg:d="M0 0c678 0 1061 439 1061 439">
          <text:p/>
        </draw:path>
        <draw:path draw:style-name="gr33" draw:text-style-name="P4" draw:layer="layout" svg:width="1.06cm" svg:height="0.438cm" draw:transform="rotate (-0.785398163397449) translate (20.6197637380381cm 21.4996836030137cm)" svg:viewBox="0 0 1061 439" svg:d="M0 0c678 0 1061 439 1061 439">
          <text:p/>
        </draw:path>
        <draw:path draw:style-name="gr34" draw:text-style-name="P4" draw:layer="layout" svg:width="1.06cm" svg:height="0.438cm" draw:transform="rotate (1.5694000633933) translate (7.999cm 27.059cm)" svg:viewBox="0 0 1061 439" svg:d="M0 0c678 0 1061 439 1061 439">
          <text:p/>
        </draw:path>
        <draw:custom-shape draw:style-name="gr36" draw:text-style-name="P2" draw:layer="layout" svg:width="0.5cm" svg:height="1cm" svg:x="4.75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5cm" svg:height="1cm" svg:x="4.7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5cm" svg:height="1cm" svg:x="4.75cm" svg:y="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0:21:12.749000000</meta:creation-date>
    <dc:date>2024-04-20T21:10:29.950000000</dc:date>
    <meta:editing-duration>PT49M17S</meta:editing-duration>
    <meta:editing-cycles>1</meta:editing-cycles>
    <meta:generator>LibreOffice/7.5.0.3$Windows_X86_64 LibreOffice_project/c21113d003cd3efa8c53188764377a8272d9d6de</meta:generator>
    <meta:document-statistic meta:object-count="157"/>
  </office:meta>
</office:document-meta>
</file>